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D1000000D11CE97C9DD7952A1D.png" manifest:media-type="image/png"/>
  <manifest:file-entry manifest:full-path="Pictures/10000000000000D1000000D095494829CE84F1E2.png" manifest:media-type="image/png"/>
  <manifest:file-entry manifest:full-path="Pictures/10000000000000D1000000D19A82501ACBB1F676.png" manifest:media-type="image/png"/>
  <manifest:file-entry manifest:full-path="Pictures/10000000000000D1000000D169B72475BF1F0ECB.png" manifest:media-type="image/png"/>
  <manifest:file-entry manifest:full-path="Pictures/10000000000000D1000000D146E25D532CF1AA07.png" manifest:media-type="image/png"/>
  <manifest:file-entry manifest:full-path="Pictures/10000000000000D1000000D1C9B8B6DE37B865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702in" svg:y="0.5189in" svg:width="2.1772in" svg:height="2.1772in" draw:z-index="0"><draw:image xlink:href="Pictures/10000000000000D1000000D146E25D532CF1AA07.png" xlink:type="simple" xlink:show="embed" xlink:actuate="onLoad" loext:mime-type="image/png"/></draw:frame><draw:frame draw:style-name="fr1" draw:name="Image2" text:anchor-type="paragraph" svg:x="4.0835in" svg:y="0.5035in" svg:width="2.1772in" svg:height="2.1772in" draw:z-index="1"><draw:image xlink:href="Pictures/10000000000000D1000000D1C9B8B6DE37B8654D.png" xlink:type="simple" xlink:show="embed" xlink:actuate="onLoad" loext:mime-type="image/png"/></draw:frame><draw:frame draw:style-name="fr1" draw:name="Image3" text:anchor-type="paragraph" svg:x="0.7016in" svg:y="3.6673in" svg:width="2.1772in" svg:height="2.1772in" draw:z-index="2"><draw:image xlink:href="Pictures/10000000000000D1000000D169B72475BF1F0ECB.png" xlink:type="simple" xlink:show="embed" xlink:actuate="onLoad" loext:mime-type="image/png"/></draw:frame><draw:frame draw:style-name="fr1" draw:name="Image4" text:anchor-type="paragraph" svg:x="4.178in" svg:y="3.7102in" svg:width="2.1772in" svg:height="2.1772in" draw:z-index="3"><draw:image xlink:href="Pictures/10000000000000D1000000D19A82501ACBB1F676.png" xlink:type="simple" xlink:show="embed" xlink:actuate="onLoad" loext:mime-type="image/png"/></draw:frame><draw:frame draw:style-name="fr1" draw:name="Image5" text:anchor-type="paragraph" svg:x="0.748in" svg:y="7.0228in" svg:width="2.1772in" svg:height="2.1661in" draw:z-index="4"><draw:image xlink:href="Pictures/10000000000000D1000000D095494829CE84F1E2.png" xlink:type="simple" xlink:show="embed" xlink:actuate="onLoad" loext:mime-type="image/png"/></draw:frame><draw:frame draw:style-name="fr1" draw:name="Image6" text:anchor-type="paragraph" svg:x="4.2598in" svg:y="7.1634in" svg:width="2.1772in" svg:height="2.1772in" draw:z-index="5"><draw:image xlink:href="Pictures/10000000000000D1000000D11CE97C9DD7952A1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5T13:15:36.301305654</meta:creation-date>
    <dc:date>2022-09-05T13:18:41.584649081</dc:date>
    <meta:editing-duration>PT1M57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